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draw:stroke="dash" draw:stroke-dash="Fine_20_Dashed_20__28_var_29_" draw:fill="none" draw:textarea-horizontal-align="center" draw:textarea-vertical-align="middle"/>
    </style:style>
    <style:style style:name="gr2" style:family="graphic" style:parent-style-name="standard">
      <style:graphic-properties draw:opacity="50%" draw:textarea-horizontal-align="center" draw:textarea-vertical-align="middle"/>
    </style:style>
    <style:style style:name="gr3" style:family="graphic" style:parent-style-name="standard">
      <style:graphic-properties draw:fill="none" draw:textarea-vertical-align="middle" draw:auto-grow-height="false" fo:min-height="0.749cm" fo:min-width="0.499cm"/>
    </style:style>
    <style:style style:name="gr4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13cm" fo:min-width="0cm"/>
    </style:style>
    <style:style style:name="gr7" style:family="graphic" style:parent-style-name="standard">
      <style:graphic-properties draw:textarea-horizontal-align="center" draw:textarea-vertical-align="middle"/>
    </style:style>
    <style:style style:name="gr8" style:family="graphic">
      <style:graphic-properties style:protect="siz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273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5cm" fo:min-width="0cm"/>
    </style:style>
    <style:style style:name="pr1" style:family="presentation" style:parent-style-name="Default-notes">
      <style:graphic-properties draw:fill-color="#ffffff" draw:auto-grow-height="true" fo:min-height="13.365cm"/>
    </style:style>
    <style:style style:name="pr2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line draw:style-name="gr1" draw:text-style-name="P1" draw:layer="layout" svg:x1="7.7cm" svg:y1="4cm" svg:x2="7.7cm" svg:y2="18cm">
          <text:p/>
        </draw:line>
        <draw:line draw:style-name="gr1" draw:text-style-name="P1" draw:layer="layout" svg:x1="4.2cm" svg:y1="14.5cm" svg:x2="25.2cm" svg:y2="14.5cm">
          <text:p/>
        </draw:line>
        <draw:rect draw:style-name="gr2" draw:text-style-name="P1" draw:layer="layout" svg:width="0.5cm" svg:height="2cm" svg:x="5.7cm" svg:y="13.5cm">
          <text:p/>
        </draw:rect>
        <draw:rect draw:style-name="gr2" draw:text-style-name="P1" draw:layer="layout" svg:width="0.5cm" svg:height="2cm" svg:x="9.2cm" svg:y="13.5cm">
          <text:p/>
        </draw:rect>
        <draw:custom-shape draw:style-name="gr3" draw:text-style-name="P1" draw:layer="layout" svg:width="19.5cm" svg:height="18.5cm" svg:x="6cm" svg:y="5.2cm">
          <text:p/>
          <draw:enhanced-geometry draw:glue-point-type="segments" draw:type="mso-spt100" draw:modifiers="-153.088900183626 179.929433290118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3" draw:text-style-name="P1" draw:layer="layout" svg:width="12.5cm" svg:height="11.7cm" svg:x="9.5cm" svg:y="8.6cm">
          <text:p/>
          <draw:enhanced-geometry draw:glue-point-type="segments" draw:type="mso-spt100" draw:modifiers="-153.088900183626 179.929433290118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line draw:style-name="gr4" draw:text-style-name="P1" draw:layer="layout" svg:x1="13.5cm" svg:y1="14.5cm" svg:x2="14cm" svg:y2="13.5cm">
          <text:p/>
        </draw:line>
        <draw:frame draw:style-name="gr5" draw:layer="layout" svg:width="7.35cm" svg:height="0.963cm" svg:x="14.227cm" svg:y="12.537cm">
          <draw:text-box>
            <text:p>求めたいもの：角速度ω[rad/s]</text:p>
          </draw:text-box>
        </draw:frame>
        <draw:frame draw:style-name="gr6" draw:layer="layout" svg:width="4.581cm" svg:height="1.675cm" svg:x="1cm" svg:y="15cm">
          <draw:text-box>
            <text:p>タイヤの速度Vleft[m/sec]</text:p>
          </draw:text-box>
        </draw:frame>
        <draw:frame draw:style-name="gr5" draw:layer="layout" svg:width="6.99cm" svg:height="0.963cm" svg:x="9.559cm" svg:y="15cm">
          <draw:text-box>
            <text:p>タイヤの速度Vright[m/sec]</text:p>
          </draw:text-box>
        </draw:frame>
        <draw:custom-shape draw:style-name="gr3" draw:text-style-name="P1" draw:layer="layout" svg:width="1cm" svg:height="3.5cm" draw:transform="rotate (1.5707963267946) translate (6cm 15.7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3" draw:text-style-name="P1" draw:layer="layout" svg:width="1cm" svg:height="7.8cm" draw:transform="rotate (-1.57079632679579) translate (15.5cm 13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ircle draw:style-name="gr7" draw:text-style-name="P1" draw:layer="layout" svg:width="0.5cm" svg:height="0.5cm" svg:x="15.4cm" svg:y="14.2cm">
          <text:p/>
        </draw:circle>
        <draw:frame draw:style-name="gr5" draw:layer="layout" svg:width="6.876cm" svg:height="0.963cm" svg:x="11cm" svg:y="11.5cm">
          <draw:text-box>
            <text:p>求めたいもの：回転半径R[m]</text:p>
          </draw:text-box>
        </draw:frame>
        <draw:frame draw:style-name="gr5" draw:layer="layout" svg:width="4.992cm" svg:height="0.963cm" svg:x="6.059cm" svg:y="16cm">
          <draw:text-box>
            <text:p>タイヤ間の距離L[m]</text:p>
          </draw:text-box>
        </draw:frame>
        <draw:line draw:style-name="gr4" draw:text-style-name="P1" draw:layer="layout" svg:x1="7.5cm" svg:y1="6.5cm" svg:x2="11.5cm" svg:y2="6.5cm">
          <text:p/>
        </draw:line>
        <draw:frame draw:style-name="gr5" draw:layer="layout" svg:width="4.213cm" svg:height="0.963cm" svg:x="11.5cm" svg:y="6cm">
          <draw:text-box>
            <text:p>Rが正の数の場合</text:p>
          </draw:text-box>
        </draw:frame>
        <draw:line draw:style-name="gr4" draw:text-style-name="P1" draw:layer="layout" svg:x1="7.5cm" svg:y1="6.5cm" svg:x2="3.5cm" svg:y2="6.5cm">
          <text:p/>
        </draw:line>
        <draw:frame draw:style-name="gr5" draw:layer="layout" svg:width="4.213cm" svg:height="0.963cm" svg:x="0.787cm" svg:y="5.5cm">
          <draw:text-box>
            <text:p>Rが負の数の場合</text:p>
          </draw:text-box>
        </draw:frame>
        <presentation:notes draw:style-name="dp2">
          <draw:page-thumbnail draw:style-name="gr8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5" draw:layer="layout" svg:width="13.922cm" svg:height="20.187cm" svg:x="0.578cm" svg:y="0.5cm">
          <draw:text-box>
            <text:p>円周の長さ=2πR</text:p>
            <text:p>単位時間当たりの扇の角度=ω</text:p>
            <text:p>よって角度ωで半径Rの場合の円周の長さは、ωR</text:p>
            <text:p/>
            <text:p>ここで、左右それぞれのタイヤが描く円弧の長さは、</text:p>
            <text:p>　　ω(R+L/2)、ω(R-L/2)</text:p>
            <text:p>となる。</text:p>
            <text:p>左右のタイヤそれぞれの速度から、</text:p>
            <text:p>　　ω(R+L/2) = Vleft</text:p>
            <text:p>　　ω(R-L/2) = Vright</text:p>
            <text:p>よって、ωとRは、</text:p>
            <text:p>　　ω = Vleft/(R+L/2)</text:p>
            <text:p><text:s text:c="6"/>Vleft/(R+L/2)*(R-L/2) = Vright</text:p>
            <text:p><text:s text:c="6"/>Vleft(R-L/2) = Vright(R+L/2)</text:p>
            <text:p><text:s text:c="6"/>(Vleft-Vright)R = (Vleft+Vright)*L/2</text:p>
            <text:p><text:s text:c="14"/>(Vleft+Vright)*L</text:p>
            <text:p><text:s text:c="6"/>R = --------------------------</text:p>
            <text:p><text:s text:c="14"/>(Vleft-Vright)*2</text:p>
            <text:p><text:s text:c="6"/>ω = Vleft/((Vleft+Vright)/(Vleft-Vright)+1)*2/L</text:p>
            <text:p><text:s text:c="13"/>Vleft * 2</text:p>
            <text:p><text:s text:c="6"/>ω = -----------------------------------------</text:p>
            <text:p><text:s text:c="16"/>Vleft+Vright+Vleft-Vright</text:p>
            <text:p><text:s text:c="15"/>--------------------------------- * L</text:p>
            <text:p><text:s text:c="26"/>Vleft-Vright</text:p>
            <text:p><text:s text:c="13"/>2* Vleft * (Vleft-Vright)</text:p>
            <text:p><text:s text:c="6"/>ω = ---------------------------------------</text:p>
            <text:p><text:s text:c="24"/>2*Vleft * L</text:p>
            <text:p><text:s text:c="6"/>ω = (Vleft – Vright) / L</text:p>
          </draw:text-box>
        </draw:frame>
        <draw:frame draw:style-name="gr9" draw:layer="layout" svg:width="13.171cm" svg:height="4.523cm" svg:x="14.329cm" svg:y="8.5cm">
          <draw:text-box>
            <text:p>Rの符号の意味</text:p>
            <text:p>正の数の場合：</text:p>
            <text:p>　正のタイヤの進む方向に対し、右手側に回転中心がある</text:p>
            <text:p>負の数の場合：</text:p>
            <text:p>　正のタイヤの進む方向に対し、左手側に回転中心がある。</text:p>
          </draw:text-box>
        </draw:frame>
        <draw:frame draw:style-name="gr10" draw:layer="layout" svg:width="13.171cm" svg:height="2.5cm" svg:x="14.5cm" svg:y="18cm">
          <draw:text-box>
            <text:p>ωの符号の意味：　右回転が正の数となっている。よって、極座標系では符号を反転する必要がある。</text:p>
            <text:p/>
          </draw:text-box>
        </draw:frame>
        <presentation:notes draw:style-name="dp2">
          <draw:page-thumbnail draw:style-name="gr8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Fine_20_Dashed_20__28_var_29_" draw:display-name="Fine Dashed (var)" draw:style="rect" draw:dots1="1" draw:dots1-length="197%" draw:distance="197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塗と線のない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番号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番号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1H33M51S</meta:editing-duration>
    <meta:editing-cycles>4</meta:editing-cycles>
    <meta:generator>OpenOffice/4.1.3$Win32 OpenOffice.org_project/413m1$Build-9783</meta:generator>
    <dc:date>2017-05-13T13:10:16.85</dc:date>
    <dc:creator>T A</dc:creator>
    <meta:document-statistic meta:object-count="47"/>
  </office:meta>
</office:document-meta>
</file>